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6pt"/>
    </style:style>
    <style:style style:name="P2" style:family="paragraph" style:parent-style-name="Preformatted_20_Text">
      <style:paragraph-properties fo:text-align="justify" style:justify-single-word="false"/>
      <style:text-properties fo:font-size="16pt"/>
    </style:style>
    <style:style style:name="P3" style:family="paragraph" style:parent-style-name="Preformatted_20_Text">
      <style:paragraph-properties fo:text-align="center" style:justify-single-word="false" fo:break-before="page"/>
      <style:text-properties fo:font-size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Вопрос по выбору 2019 осень</text:p>
        <text:p text:style-name="P1">Исследование колебаний маятника с растяжимой нитью</text:p>
        <text:p text:style-name="P1"/>
        <text:p text:style-name="P2"><text:span text:style-name="T1">Цель работы</text:span>: исследование движения маятника с растяжимой нитью, получение зависимости характеристик колебаний от начальных условий.</text:p>
        <text:p text:style-name="P2"/>
        <text:p text:style-name="P2"><text:span text:style-name="T1">Оборудование</text:span>: штатив, пружины различной жёсткости, грузы различной массы, светодиод, батарейки, лист с разметкой, камера.</text:p>
        <text:p text:style-name="P2"/>
        <text:p text:style-name="P2"><text:span text:style-name="T2">План работы</text:span>:</text:p>
        <text:p text:style-name="P2">Теория</text:p>
        <text:p text:style-name="P2">Описание эксп. установки:</text:p>
        <text:p text:style-name="P2">Сбор установки,</text:p>
        <text:p text:style-name="P2">Замеры изначальных данных: m, g, l0, k, Ms, Mг, t,</text:p>
        <text:p text:style-name="P2">Определение погрешностей,</text:p>
        <text:p text:style-name="P2">Снятие видео, Снятие данных с кадров alpha, </text:p>
        <text:p text:style-name="P2">phi(2 угла)&lt;- координаты, Вид сверху, сбоку</text:p>
        <text:p text:style-name="P2">Составление симуляции,</text:p>
        <text:p text:style-name="P2">Анализ фигур в 2D плоскости,</text:p>
        <text:p text:style-name="P2">Анализ “звезды”, биений, Связь звезды с биениями, пустой регион звезды, пики звезды</text:p>
        <text:p text:style-name="P2">Сопоставение теории с практикой,</text:p>
        <text:p text:style-name="P2">Рассмотрение <text:s/>различных случаев от p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Preformatted_20_Text" style:display-name="Preformatted Text" style:family="paragraph" style:parent-style-name="Normal" style:class="html">
      <style:paragraph-properties fo:margin-top="0in" fo:margin-bottom="0in" loext:contextual-spacing="false"/>
      <style:text-properties style:font-name="Liberation Mono" fo:font-family="'Liberation Mono'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Wed Nov 27 18:16:32 2019
</meta:creation-date>
    <dc:date>Wed Nov 27 19:02:58 2019
</dc:date>
    <meta:document-statistic meta:table-count="0" meta:image-count="0" meta:object-count="0" meta:page-count="1" meta:paragraph-count="17" meta:word-count="101" meta:character-count="750" meta:non-whitespace-character-count="664"/>
  </office:meta>
</office:document-meta>
</file>